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8fb" officeooo:paragraph-rsid="001948fb"/>
    </style:style>
    <style:style style:name="P2" style:family="paragraph" style:parent-style-name="Standard">
      <style:text-properties officeooo:rsid="001948fb" officeooo:paragraph-rsid="001948fb"/>
    </style:style>
    <style:style style:name="P3" style:family="paragraph" style:parent-style-name="Standard">
      <style:text-properties officeooo:rsid="001948fb" officeooo:paragraph-rsid="001ae4e3"/>
    </style:style>
    <style:style style:name="P4" style:family="paragraph" style:parent-style-name="Standard">
      <style:text-properties officeooo:paragraph-rsid="001ae4e3"/>
    </style:style>
    <style:style style:name="P5" style:family="paragraph" style:parent-style-name="Text_20_body">
      <style:paragraph-properties fo:line-height="100%"/>
      <style:text-properties officeooo:rsid="001948fb" officeooo:paragraph-rsid="001ae4e3"/>
    </style:style>
    <style:style style:name="P6" style:family="paragraph" style:parent-style-name="Heading_20_1">
      <style:paragraph-properties fo:margin-top="0in" fo:margin-bottom="0.0799in" loext:contextual-spacing="false"/>
      <style:text-properties officeooo:paragraph-rsid="001ae4e3"/>
    </style:style>
    <style:style style:name="P7" style:family="paragraph" style:parent-style-name="Heading_20_2">
      <style:paragraph-properties fo:line-height="100%"/>
      <style:text-properties fo:color="#0000cc" officeooo:rsid="001948fb" officeooo:paragraph-rsid="001ae4e3"/>
    </style:style>
    <style:style style:name="T1" style:family="text">
      <style:text-properties officeooo:rsid="0019c3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e4e3" style:font-weight-asian="bold" style:font-weight-complex="bold"/>
    </style:style>
    <style:style style:name="T4" style:family="text">
      <style:text-properties fo:font-weight="bold" officeooo:rsid="0019c3fb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Student name:</text:span> <text:span text:style-name="T5">Hossam Alzamly</text:span></text:p>
      <text:p text:style-name="P3"><text:span text:style-name="T2">Matriculation Nr.</text:span> : <text:span text:style-name="T5">11122194</text:span></text:p>
      <text:p text:style-name="P3"><text:span text:style-name="T5"/></text:p>
      <text:h text:style-name="P6" text:outline-level="1">Practical Exercise 7 - Load <text:span text:style-name="T6">balancer</text:span></text:h>
      <text:h text:style-name="P7" text:outline-level="2"><text:span text:style-name="T3">Docker-compose.yml</text:span><text:span text:style-name="T2"> </text:span></text:h>
      <text:p text:style-name="P5"><text:span text:style-name="T5"/></text:p>
      <text:p text:style-name="P1">version: '3'</text:p>
      <text:p text:style-name="P1"/>
      <text:p text:style-name="P1"><text:span text:style-name="T2">services</text:span>:</text:p>
      <text:p text:style-name="P1"><text:s text:c="2"/><text:span text:style-name="T2">website1</text:span>:</text:p>
      <text:p text:style-name="P1"><text:s text:c="4"/>build: </text:p>
      <text:p text:style-name="P1"><text:s text:c="6"/>context: ./website1</text:p>
      <text:p text:style-name="P1"><text:s text:c="6"/>dockerfile: Dockerfile</text:p>
      <text:p text:style-name="P1"><text:s text:c="4"/>ports:</text:p>
      <text:p text:style-name="P1"><text:s text:c="6"/>- "9711:80"</text:p>
      <text:p text:style-name="P1"><text:s text:c="4"/>environment:</text:p>
      <text:p text:style-name="P1"><text:s text:c="6"/>COLOR: '#A9D0F5'</text:p>
      <text:p text:style-name="P1"><text:s text:c="6"/>NAME: web-site1</text:p>
      <text:p text:style-name="P1"><text:s text:c="4"/>volumes:</text:p>
      <text:p text:style-name="P1"><text:s text:c="6"/>- "./htmlphp:/var/www/html/"</text:p>
      <text:p text:style-name="P1"><text:s text:c="4"/>networks:</text:p>
      <text:p text:style-name="P1"><text:s text:c="6"/>- frontend</text:p>
      <text:p text:style-name="P1"><text:s text:c="2"/><text:span text:style-name="T2">website2</text:span>:</text:p>
      <text:p text:style-name="P1"><text:s text:c="4"/>build: </text:p>
      <text:p text:style-name="P1"><text:s text:c="6"/>context: ./website2</text:p>
      <text:p text:style-name="P1"><text:s text:c="6"/>dockerfile: Dockerfile</text:p>
      <text:p text:style-name="P1"><text:s text:c="4"/>ports:</text:p>
      <text:p text:style-name="P1"><text:s text:c="6"/>- "9712:80"</text:p>
      <text:p text:style-name="P1"><text:s text:c="4"/>environment:</text:p>
      <text:p text:style-name="P1"><text:s text:c="6"/>COLOR: '#F5A9A9'</text:p>
      <text:p text:style-name="P1"><text:s text:c="6"/>NAME: web-site2</text:p>
      <text:p text:style-name="P1"><text:s text:c="4"/>volumes:</text:p>
      <text:p text:style-name="P1"><text:s text:c="6"/>- "./htmlphp:/var/www/html/"</text:p>
      <text:p text:style-name="P1"><text:s text:c="4"/>networks:</text:p>
      <text:p text:style-name="P1"><text:s text:c="6"/>- frontend</text:p>
      <text:p text:style-name="P1"><text:s text:c="2"/><text:span text:style-name="T2">website3</text:span>:</text:p>
      <text:p text:style-name="P1"><text:s text:c="4"/>build: </text:p>
      <text:p text:style-name="P1"><text:s text:c="6"/>context: ./website3</text:p>
      <text:p text:style-name="P1"><text:s text:c="6"/>dockerfile: Dockerfile</text:p>
      <text:p text:style-name="P1"><text:s text:c="4"/>ports:</text:p>
      <text:p text:style-name="P1"><text:s text:c="6"/>- "9713:80"</text:p>
      <text:p text:style-name="P1"><text:s text:c="4"/>environment:</text:p>
      <text:p text:style-name="P1"><text:s text:c="6"/>COLOR: '#D0F5A9'</text:p>
      <text:p text:style-name="P1"><text:s text:c="6"/>NAME: web-site3</text:p>
      <text:p text:style-name="P1"><text:s text:c="4"/>volumes: <text:s/></text:p>
      <text:p text:style-name="P1"><text:s text:c="6"/>- "./htmlphp:/var/www/html/"</text:p>
      <text:p text:style-name="P1"><text:s text:c="4"/>networks:</text:p>
      <text:p text:style-name="P1"><text:s text:c="6"/>- frontend</text:p>
      <text:p text:style-name="P1"/>
      <text:p text:style-name="P1"><text:soft-page-break/><text:s text:c="2"/><text:span text:style-name="T4">loadbalancer</text:span>:</text:p>
      <text:p text:style-name="P1"><text:s text:c="4"/>build: </text:p>
      <text:p text:style-name="P1"><text:s text:c="6"/>context: ./nginx</text:p>
      <text:p text:style-name="P1"><text:s text:c="6"/>dockerfile: Dockerfile</text:p>
      <text:p text:style-name="P1"><text:s text:c="4"/>ports:</text:p>
      <text:p text:style-name="P1"><text:s text:c="5"/>- "8080:80"</text:p>
      <text:p text:style-name="P1"><text:s text:c="4"/>links:</text:p>
      <text:p text:style-name="P1"><text:s text:c="5"/>- php</text:p>
      <text:p text:style-name="P1"><text:s text:c="4"/>networks:</text:p>
      <text:p text:style-name="P1"><text:s text:c="5"/>- frontend</text:p>
      <text:p text:style-name="P1"><text:s text:c="2"/><text:span text:style-name="T2">php</text:span>:</text:p>
      <text:p text:style-name="P1"><text:s text:c="4"/>image: php:7-fpm</text:p>
      <text:p text:style-name="P1"><text:s text:c="4"/>networks:</text:p>
      <text:p text:style-name="P1"><text:s text:c="6"/>- frontend</text:p>
      <text:p text:style-name="P1"><text:s text:c="2"/><text:span text:style-name="T2">phpmyadmin</text:span>:</text:p>
      <text:p text:style-name="P1"><text:s text:c="4"/>image: phpmyadmin/phpmyadmin</text:p>
      <text:p text:style-name="P1"><text:s text:c="4"/>links:</text:p>
      <text:p text:style-name="P1"><text:s text:c="6"/>- mariadb</text:p>
      <text:p text:style-name="P1"><text:s text:c="4"/>environment:</text:p>
      <text:p text:style-name="P1"><text:s text:c="6"/>PMA_HOST: mariadb</text:p>
      <text:p text:style-name="P1"><text:s text:c="6"/>PMA_PORT: 3306</text:p>
      <text:p text:style-name="P1"><text:s text:c="6"/>PMA_USER: root</text:p>
      <text:p text:style-name="P1"><text:s text:c="6"/>PMA_PASSWORD: netlab</text:p>
      <text:p text:style-name="P1"><text:s text:c="4"/>ports:</text:p>
      <text:p text:style-name="P1"><text:s text:c="6"/>- '8081:80'</text:p>
      <text:p text:style-name="P1"><text:s text:c="4"/>networks:</text:p>
      <text:p text:style-name="P1"><text:s text:c="6"/>- frontend</text:p>
      <text:p text:style-name="P1"><text:s text:c="4"/>volumes:</text:p>
      <text:p text:style-name="P1"><text:s text:c="6"/>- phpmyadmin_data:/bitnami</text:p>
      <text:p text:style-name="P1"><text:s text:c="2"/><text:span text:style-name="T2">mariadb</text:span>:</text:p>
      <text:p text:style-name="P1"><text:s text:c="4"/>image: "library/mariadb"</text:p>
      <text:p text:style-name="P1"><text:s text:c="4"/>ports:</text:p>
      <text:p text:style-name="P1"><text:s text:c="6"/>- '3306:3306'</text:p>
      <text:p text:style-name="P1"><text:s text:c="4"/>volumes:</text:p>
      <text:p text:style-name="P1"><text:s text:c="6"/>- 'mariadb_data:/bitnami'</text:p>
      <text:p text:style-name="P1"><text:s text:c="4"/>environment:</text:p>
      <text:p text:style-name="P1"><text:s text:c="6"/>MYSQL_ROOT_PASSWORD: netlab</text:p>
      <text:p text:style-name="P1"><text:s text:c="6"/>MYSQL_DATABASE: bigdata</text:p>
      <text:p text:style-name="P1"><text:s text:c="6"/>MYSQL_USER: root</text:p>
      <text:p text:style-name="P1"><text:s text:c="6"/>MYSQL_PASSWORD: netlab</text:p>
      <text:p text:style-name="P1"><text:s text:c="4"/>networks:</text:p>
      <text:p text:style-name="P1">- frontend</text:p>
      <text:p text:style-name="P1"/>
      <text:p text:style-name="P1"><text:span text:style-name="T2">networks</text:span>:</text:p>
      <text:p text:style-name="P1"><text:s text:c="2"/>frontend:</text:p>
      <text:p text:style-name="P1"><text:s text:c="4"/>driver: bridge</text:p>
      <text:p text:style-name="P1"/>
      <text:p text:style-name="P1"><text:span text:style-name="T2">volumes</text:span>:</text:p>
      <text:p text:style-name="P1"><text:s text:c="2"/>mariadb_data:</text:p>
      <text:p text:style-name="P1"><text:s text:c="4"/>driver: local</text:p>
      <text:p text:style-name="P1"><text:s text:c="2"/>phpmyadmin_data:</text:p>
      <text:p text:style-name="P1"><text:s text:c="4"/>driver: lo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01:51:41.698605263</meta:creation-date>
    <dc:date>2018-01-08T00:14:52.647262508</dc:date>
    <meta:editing-duration>PT6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95" meta:word-count="155" meta:character-count="1696" meta:non-whitespace-character-count="1226"/>
  </office:meta>
</office:document-meta>
</file>